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arrow" svg:font-family="'Arial Narrow'" style:font-family-generic="swiss" style:font-pitch="variable"/>
    <style:font-face style:name="Arial Unicode MS" svg:font-family="'Arial Unicode M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PingFang SC" svg:font-family="'PingFang SC'" style:font-family-generic="roman"/>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8.602cm" fo:margin-left="0cm" table:align="left"/>
    </style:style>
    <style:style style:name="Tabla1.A" style:family="table-column">
      <style:table-column-properties style:column-width="18.602cm"/>
    </style:style>
    <style:style style:name="Tabla1.A1" style:family="table-cell">
      <style:table-cell-properties fo:padding="0.097cm" fo:border="0.25pt solid #000000" style:writing-mode="lr-tb"/>
    </style:style>
    <style:style style:name="Tabla2" style:family="table">
      <style:table-properties style:width="18.602cm" fo:margin-left="0cm" table:align="left"/>
    </style:style>
    <style:style style:name="Tabla2.A" style:family="table-column">
      <style:table-column-properties style:column-width="18.602cm"/>
    </style:style>
    <style:style style:name="Tabla2.A1" style:family="table-cell">
      <style:table-cell-properties fo:padding="0.097cm" fo:border="0.25pt solid #000000" style:writing-mode="lr-tb"/>
    </style:style>
    <style:style style:name="Tabla3" style:family="table">
      <style:table-properties style:width="18.794cm" fo:margin-left="0cm" table:align="left"/>
    </style:style>
    <style:style style:name="Tabla3.A" style:family="table-column">
      <style:table-column-properties style:column-width="18.794cm"/>
    </style:style>
    <style:style style:name="Tabla3.1" style:family="table-row">
      <style:table-row-properties style:min-row-height="0.688cm" style:use-optimal-row-height="false"/>
    </style:style>
    <style:style style:name="Tabla3.A1" style:family="table-cell">
      <style:table-cell-properties fo:padding="0.097cm" fo:border="0.25pt solid #000000" style:writing-mode="lr-tb"/>
    </style:style>
    <style:style style:name="P1" style:family="paragraph" style:parent-style-name="Normal" style:master-page-name="MP0">
      <style:paragraph-properties fo:text-align="justify" style:justify-single-word="false" style:page-number="auto" fo:break-before="page"/>
      <style:text-properties style:font-name="Arial Narrow" style:text-underline-style="solid" style:text-underline-width="auto" style:text-underline-color="font-color" fo:font-weight="bold" style:text-underline-mode="continuous" style:text-overline-mode="continuous" style:text-line-through-mode="continuous" fo:background-color="#ffff00" style:font-weight-asian="bold"/>
    </style:style>
    <style:style style:name="P2" style:family="paragraph" style:parent-style-name="Normal">
      <style:paragraph-properties fo:text-align="justify" style:justify-single-word="false"/>
      <style:text-properties style:font-name="Arial Narrow"/>
    </style:style>
    <style:style style:name="P3" style:family="paragraph" style:parent-style-name="Normal">
      <style:paragraph-properties fo:text-align="justify" style:justify-single-word="false"/>
      <style:text-properties style:font-name="Arial Narrow" fo:font-weight="bold" style:font-weight-asian="bold" style:font-weight-complex="bold"/>
    </style:style>
    <style:style style:name="P4" style:family="paragraph" style:parent-style-name="Contenido_20_de_20_la_20_tabla">
      <style:paragraph-properties fo:text-align="justify" style:justify-single-word="false"/>
      <style:text-properties style:font-name="Arial Narrow" officeooo:rsid="00064795" officeooo:paragraph-rsid="00064795" fo:background-color="#ffff00"/>
    </style:style>
    <style:style style:name="P5" style:family="paragraph" style:parent-style-name="Normal_20__28_Web_29_">
      <loext:graphic-properties draw:fill="solid" draw:fill-color="#ffffff" draw:opacity="100%"/>
      <style:paragraph-properties fo:margin-top="0cm" fo:margin-bottom="0.423cm" style:contextual-spacing="false" fo:text-align="justify" style:justify-single-word="false" fo:background-color="#ffffff"/>
      <style:text-properties style:font-name="Arial Narrow" style:letter-kerning="true" style:font-name-asian="SimSun" style:language-asian="zh" style:country-asian="CN" style:font-name-complex="Mangal" style:language-complex="hi" style:country-complex="IN"/>
    </style:style>
    <style:style style:name="P6" style:family="paragraph" style:parent-style-name="Normal_20__28_Web_29_">
      <loext:graphic-properties draw:fill="solid" draw:fill-color="#ffffff" draw:opacity="100%"/>
      <style:paragraph-properties fo:margin-top="0cm" fo:margin-bottom="0.423cm" style:contextual-spacing="false" fo:text-align="justify" style:justify-single-word="false" fo:background-color="#ffffff"/>
      <style:text-properties style:font-name="Arial Narrow"/>
    </style:style>
    <style:style style:name="P7" style:family="paragraph" style:parent-style-name="Normal">
      <loext:graphic-properties draw:fill="solid" draw:fill-color="#ffffff" draw:opacity="100%"/>
      <style:paragraph-properties fo:margin-top="0.176cm" fo:margin-bottom="0.176cm" style:contextual-spacing="false" fo:text-align="center" style:justify-single-word="false" fo:hyphenation-ladder-count="no-limit" fo:hyphenation-keep="auto" loext:hyphenation-keep-type="column" fo:background-color="#ffffff" fo:padding-left="0.141cm" fo:padding-right="0.141cm" fo:padding-top="0.035cm" fo:padding-bottom="0.035cm" fo:border="0.99pt solid #000000" style:shadow="#000000 0.035cm 0.035cm" style:punctuation-wrap="hanging"/>
      <style:text-properties style:font-name="Arial Narrow" fo:font-weight="bold" style:font-weight-asian="bold" fo:hyphenate="true" loext:hyphenation-no-caps="false" loext:hyphenation-no-last-word="false" loext:hyphenation-word-char-count="no-limit" loext:hyphenation-zone="no-limit"/>
    </style:style>
    <style:style style:name="P8" style:family="paragraph" style:parent-style-name="Normal">
      <loext:graphic-properties draw:fill="solid" draw:fill-color="#ffffff" draw:opacity="100%"/>
      <style:paragraph-properties fo:margin-top="0.176cm" fo:margin-bottom="0.176cm" style:contextual-spacing="false" fo:text-align="justify" style:justify-single-word="false" fo:hyphenation-ladder-count="no-limit" fo:hyphenation-keep="auto" loext:hyphenation-keep-type="column" fo:background-color="#ffffff" style:punctuation-wrap="hanging"/>
      <style:text-properties style:font-name="Arial Narrow" fo:hyphenate="true" loext:hyphenation-no-caps="false" loext:hyphenation-no-last-word="false" loext:hyphenation-word-char-count="no-limit" loext:hyphenation-zone="no-limi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Arial Narrow" fo:font-weight="normal" style:font-weight-asian="normal" style:font-weight-complex="normal"/>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1">
      <style:paragraph-properties fo:text-align="justify" style:justify-single-word="false"/>
      <style:text-properties style:font-name="Arial Narrow" fo:font-weight="normal" style:font-weight-asian="normal" style:font-weight-complex="normal"/>
    </style:style>
    <style:style style:name="P13" style:family="paragraph" style:parent-style-name="Normal">
      <style:paragraph-properties fo:text-align="justify" style:justify-single-word="false" fo:break-before="page"/>
      <style:text-properties style:font-name="Arial Narrow"/>
    </style:style>
    <style:style style:name="P14" style:family="paragraph" style:parent-style-name="Text_20_body" style:list-style-name="L2">
      <style:paragraph-properties fo:text-align="justify" style:justify-single-word="false"/>
    </style:style>
    <style:style style:name="P15" style:family="paragraph" style:parent-style-name="Normal">
      <loext:graphic-properties draw:fill="solid" draw:fill-color="#ffffff" draw:opacity="100%"/>
      <style:paragraph-properties fo:margin-top="0.176cm" fo:margin-bottom="0.176cm" style:contextual-spacing="false" fo:text-align="justify" style:justify-single-word="false" fo:hyphenation-ladder-count="no-limit" fo:hyphenation-keep="auto" loext:hyphenation-keep-type="column" fo:background-color="#ffffff" style:punctuation-wrap="hanging"/>
      <style:text-properties officeooo:rsid="0006fd2e" fo:hyphenate="true" loext:hyphenation-no-caps="false" loext:hyphenation-no-last-word="false" loext:hyphenation-word-char-count="no-limit" loext:hyphenation-zone="no-limit"/>
    </style:style>
    <style:style style:name="T1" style:family="text">
      <style:text-properties style:font-name="Arial Narrow" fo:font-weight="normal" style:font-weight-asian="normal" style:font-weight-complex="normal"/>
    </style:style>
    <style:style style:name="T2" style:family="text">
      <style:text-properties style:font-name="Arial Narrow" fo:font-weight="normal" officeooo:rsid="00087e70" style:font-weight-asian="normal" style:font-weight-complex="normal"/>
    </style:style>
    <style:style style:name="T3" style:family="text">
      <style:text-properties officeooo:rsid="00089058"/>
    </style:style>
    <style:style style:name="T4" style:family="text">
      <style:text-properties style:font-name="Arial Narrow"/>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CHA DE TRABAJO PARA EL EJERCICIO 4 DE LA TAREA</text:p>
      <text:p text:style-name="P2"/>
      <text:p text:style-name="P3">Apellidos y nombre: </text:p>
      <text:p text:style-name="P2"/>
      <table:table table:name="Tabla1" table:style-name="Tabla1">
        <table:table-column table:style-name="Tabla1.A"/>
        <table:table-row>
          <table:table-cell table:style-name="Tabla1.A1" office:value-type="string">
            <text:p text:style-name="P4">NARANJO CASTILLO, ANTONIO</text:p>
          </table:table-cell>
        </table:table-row>
      </table:table>
      <text:p text:style-name="P2"/>
      <text:p text:style-name="P2"/>
      <text:p text:style-name="P3">Instrucciones:</text:p>
      <text:p text:style-name="P2"/>
      <text:p text:style-name="P5">Una vez hayas terminado de cumplimentar el documento, genera un PDF a partir de él para evitar problemas de formato a la hora de corregirlo.  ¡Y no olvides incluir ese documento en el paquete junto con el resto de tu proyecto! (En el zip generado exportando tu proyecto de NetBeans y que has nombrado incluyendo tu nombre y apellidos, añade el pdf que has obtenido rellenando el modelo de ficha, como en el documento de ejemplo).</text:p>
      <text:p text:style-name="P6"/>
      <text:p text:style-name="P7">EJERCICIO 4</text:p>
      <text:p text:style-name="P8">1.- ¿Qué es el modelo DOM y cómo representa un documento XML en java utilizando por ejemplo JAXB o XStream?</text:p>
      <table:table table:name="Tabla2" table:style-name="Tabla2">
        <table:table-column table:style-name="Tabla2.A"/>
        <table:table-row>
          <table:table-cell table:style-name="Tabla2.A1" office:value-type="string">
            <text:p text:style-name="P9"><text:span text:style-name="T1">El </text:span><text:span text:style-name="Strong_20_Emphasis"><text:span text:style-name="T1">Modelo de Objetos del Documento (DOM)</text:span></text:span><text:span text:style-name="T1"> es una representación en memoria de un documento XML en forma de árbol jerárquico. Cada nodo de la estructura del documento representa un objeto y sus elementos secundarios a los atributos, lo que permite manipular y recorrer el documento de manera estructurada. </text:span><text:span text:style-name="T2">Se trata del modelo que sigue Java para guardar todos los objetos en un documento.</text:span></text:p>
            <text:p text:style-name="P10">Se trabaja con ficheros para dar persistencia a los objetos, para guardar los resultados de las variables con las cuales se trabaja durante un programa en ejecución. El valor de una variable, así como los objetos, viven en la memoria del sistema mientras dure la ejecución del programa, pero luego son eliminadas. Para evitar perder los resultados se emplean medios de almacenamiento como los documentos XML para <text:span text:style-name="T3">conseguir</text:span> la persistencia necesaria.</text:p>
            <text:p text:style-name="P9"><text:span text:style-name="T1">En </text:span><text:span text:style-name="Strong_20_Emphasis"><text:span text:style-name="T1">Java</text:span></text:span><text:span text:style-name="T1">, se puede representar y trabajar con documentos XML utilizando herramientas como </text:span><text:span text:style-name="Strong_20_Emphasis"><text:span text:style-name="T1">JAXB (Java Architecture for XML Binding)</text:span></text:span><text:span text:style-name="T1"> y </text:span><text:span text:style-name="Strong_20_Emphasis"><text:span text:style-name="T1">Xstream </text:span></text:span><text:span text:style-name="Strong_20_Emphasis"><text:span text:style-name="T2">que convierten la información resultado del programa en ejecución a un documento XML</text:span></text:span><text:span text:style-name="T1">:</text:span></text:p>
            <text:list text:style-name="L1">
              <text:list-item>
                <text:p text:style-name="P11"><text:span text:style-name="Strong_20_Emphasis"><text:span text:style-name="T1">JAXB</text:span></text:span><text:span text:style-name="T1">:</text:span></text:p>
                <text:list>
                  <text:list-item>
                    <text:p text:style-name="P12">Es una solución estándar en Java que permite un control más detallado del XML generado.</text:p>
                  </text:list-item>
                  <text:list-item>
                    <text:p text:style-name="P12">Permite mapear automáticamente un documento XML a objetos Java y viceversa.</text:p>
                  </text:list-item>
                  <text:list-item>
                    <text:p text:style-name="P11"><text:span text:style-name="T1">Usa anotaciones como </text:span><text:span text:style-name="Source_20_Text"><text:span text:style-name="T1">@XmlRootElement</text:span></text:span><text:span text:style-name="T1">, </text:span><text:span text:style-name="Source_20_Text"><text:span text:style-name="T1">@XmlElement</text:span></text:span><text:span text:style-name="T1">, etc., para definir </text:span><text:span text:style-name="T2">el proceso de conversión de objetos a documentos XML y/o viceversa.</text:span></text:p>
                  </text:list-item>
                </text:list>
              </text:list-item>
              <text:list-item>
                <text:p text:style-name="P11"><text:span text:style-name="Strong_20_Emphasis"><text:span text:style-name="T1">XStream</text:span></text:span><text:span text:style-name="T1">:</text:span></text:p>
                <text:list>
                  <text:list-item>
                    <text:p text:style-name="P12">Alternativa más flexible y sencilla que JAXB.</text:p>
                  </text:list-item>
                  <text:list-item>
                    <text:p text:style-name="P12">No requiere anotaciones en la mayoría de los casos.</text:p>
                  </text:list-item>
                  <text:list-item>
                    <text:p text:style-name="P12">Permite convertir objetos Java a XML y viceversa con facilidad.</text:p>
                  </text:list-item>
                </text:list>
              </text:list-item>
            </text:list>
          </table:table-cell>
        </table:table-row>
      </table:table>
      <text:p text:style-name="P2"/>
      <text:p text:style-name="P13"/>
      <text:p text:style-name="P2">2.- ¿Qué papel desempeña la herramienta XStream en la manipulación de documentos XML en Java? Explica qué significa serializar y deserializar en este contexto.</text:p>
      <text:p text:style-name="P2"/>
      <table:table table:name="Tabla3" table:style-name="Tabla3">
        <table:table-column table:style-name="Tabla3.A"/>
        <table:table-row table:style-name="Tabla3.1">
          <table:table-cell table:style-name="Tabla3.A1" office:value-type="string">
            <text:p text:style-name="P9"><text:span text:style-name="Strong_20_Emphasis"><text:span text:style-name="T1">XStream</text:span></text:span><text:span text:style-name="T1"> es una biblioteca en Java que facilita la conversión de objetos Java a XML (serialización) y de XML a objetos Java (deserialización). Su papel principal en la manipulación de documentos XML simplificando la conversión entre estructuras de datos en memoria y su representación en XML.</text:span></text:p>
            <text:list text:style-name="L2">
              <text:list-item>
                <text:p text:style-name="P14"><text:span text:style-name="Strong_20_Emphasis"><text:span text:style-name="T1">Serialización</text:span></text:span><text:span text:style-name="T1">: Es el proceso de convertir un objeto Java en una representación XML. Esto permite guardar datos en archivos, bases de datos o transmitirlos a través de la red.</text:span></text:p>
              </text:list-item>
              <text:list-item>
                <text:p text:style-name="P14"><text:span text:style-name="Strong_20_Emphasis"><text:span text:style-name="T1">Deserialización</text:span></text:span><text:span text:style-name="T1">: Es el proceso inverso, donde se toma un XML y se reconstruye el objeto Java original.</text:span></text:p>
              </text:list-item>
            </text:list>
            <text:p text:style-name="P10">La serialización y deserialización son fundamentales para intercambiar datos entre aplicaciones o almacenar configuraciones <text:span text:style-name="T3">o resultados de salida de un programa, y todo ello</text:span> de manera estructurada.</text:p>
          </table:table-cell>
        </table:table-row>
      </table:table>
      <text:p text:style-name="P15"><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arrow" svg:font-family="'Arial Narrow'" style:font-family-generic="swiss" style:font-pitch="variable"/>
    <style:font-face style:name="Arial Unicode MS" svg:font-family="'Arial Unicode M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PingFang SC" svg:font-family="'PingFang SC'" style:font-family-generic="roman"/>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punctuation-wrap="simple"/>
      <style:text-properties fo:hyphenate="false" loext:hyphenation-no-caps="false" loext:hyphenation-no-last-word="false" loext:hyphenation-word-char-count="no-limit" loext:hyphenation-zone="no-limit"/>
    </style:style>
    <style:style style:name="Heading" style:family="paragraph" style:parent-style-name="Normal" style:next-style-name="Texto_20_independiente"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PingFang SC" style:font-family-asian="'PingFang SC'" style:font-family-generic-asian="roman" style:font-size-asian="14pt" style:font-name-complex="Arial Unicode MS" style:font-family-complex="'Arial Unicode M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Texto_20_independiente" style:display-name="Texto independiente" style:family="paragraph" style:parent-style-name="Normal">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o_20_independient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1" style:family="paragraph" style:parent-style-name="Normal">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Arial Unicode MS" style:font-family-complex="'Arial Unicode M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fo:hyphenation-keep="auto" loext:hyphenation-keep-type="column" text:number-lines="false" text:line-number="0"/>
      <style:text-properties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Título" style:family="paragraph" style:parent-style-name="Normal" style:next-style-name="Texto_20_independiente">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Descripción" style:family="paragraph" style:parent-style-name="Normal">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Índice" style:family="paragraph" style:parent-style-name="Normal">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Contenido_20_de_20_la_20_tabla" style:display-name="Contenido de la tabla" style:family="paragraph" style:parent-style-name="Normal">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Cabecera_20_y_20_pie" style:display-name="Cabecera y pie" style:family="paragraph" style:parent-style-name="Normal">
      <style:paragraph-properties fo:hyphenation-ladder-count="no-limit" fo:hyphenation-keep="auto" loext:hyphenation-keep-type="column" text:number-lines="false" text:line-number="0">
        <style:tab-stops>
          <style:tab-stop style:position="9.301cm" style:type="center"/>
          <style:tab-stop style:position="18.602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ie_20_de_20_página1" style:display-name="Pie de página1" style:family="paragraph" style:parent-style-name="Cabecera_20_y_20_pi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cm" fo:margin-bottom="0cm" style:contextual-spacing="true" fo:hyphenation-ladder-count="no-limit" fo:hyphenation-keep="auto" loext:hyphenation-keep-type="column">
        <style:tab-stops/>
      </style:paragraph-properties>
      <style:text-properties style:font-size-complex="10.5pt"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fo:hyphenation-keep="auto" loext:hyphenation-keep-type="column" style:punctuation-wrap="hanging"/>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size-complex="7pt"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uente_20_de_20_párrafo_20_predeter." style:display-name="Fuente de párrafo predeter." style:family="text"/>
    <style:style style:name="Viñeta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size-complex="7pt"/>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Pie_20_de_20_página1">
      <style:paragraph-properties fo:text-align="center"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1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90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Fuente_20_de_20_párrafo_20_predeter."><text:span text:style-name="MT1">Página </text:span></text:span><text:span text:style-name="Fuente_20_de_20_párrafo_20_predet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title/>
    <dc:description/>
    <dc:subject/>
    <meta:initial-creator>Manuel Marín Peral</meta:initial-creator>
    <meta:creation-date>2025-02-12T16:23:00Z</meta:creation-date>
    <dc:date>2025-04-03T02:02:06.582000000</dc:date>
    <meta:editing-cycles>7</meta:editing-cycles>
    <meta:editing-duration>PT6H47M23S</meta:editing-duration>
    <meta:document-statistic meta:table-count="3" meta:image-count="0" meta:object-count="0" meta:page-count="2" meta:paragraph-count="24" meta:word-count="512" meta:character-count="3127" meta:non-whitespace-character-count="2647"/>
    <meta:template xlink:type="simple" xlink:actuate="onRequest" xlink:title="" xlink:href="Normal.dotm"/>
  </office:meta>
</office:document-meta>
</file>